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12.806cm"/>
    </style:style>
    <style:style style:name="Таблица1.B" style:family="table-column">
      <style:table-column-properties style:column-width="2.09cm"/>
    </style:style>
    <style:style style:name="Таблица1.C" style:family="table-column">
      <style:table-column-properties style:column-width="2.117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12.806cm"/>
    </style:style>
    <style:style style:name="Таблица2.B" style:family="table-column">
      <style:table-column-properties style:column-width="2.09cm"/>
    </style:style>
    <style:style style:name="Таблица2.C" style:family="table-column">
      <style:table-column-properties style:column-width="2.117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B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7f617" officeooo:paragraph-rsid="0017f617"/>
    </style:style>
    <style:style style:name="P2" style:family="paragraph" style:parent-style-name="Standard">
      <style:text-properties fo:language="ru" fo:country="RU" officeooo:rsid="0017f617" officeooo:paragraph-rsid="0017f617"/>
    </style:style>
    <style:style style:name="P3" style:family="paragraph" style:parent-style-name="Standard">
      <style:text-properties fo:language="ru" fo:country="RU" officeooo:rsid="0017f617" officeooo:paragraph-rsid="0019d2c5"/>
    </style:style>
    <style:style style:name="P4" style:family="paragraph" style:parent-style-name="Standard">
      <style:text-properties fo:language="ru" fo:country="RU" officeooo:rsid="001b9f16" officeooo:paragraph-rsid="001b9f16"/>
    </style:style>
    <style:style style:name="P5" style:family="paragraph" style:parent-style-name="Standard">
      <style:text-properties fo:language="ru" fo:country="RU" officeooo:rsid="001cd26e" officeooo:paragraph-rsid="001cd26e"/>
    </style:style>
    <style:style style:name="P6" style:family="paragraph" style:parent-style-name="Standard">
      <style:text-properties officeooo:rsid="001b9f16" officeooo:paragraph-rsid="001b9f16"/>
    </style:style>
    <style:style style:name="P7" style:family="paragraph" style:parent-style-name="Standard">
      <style:text-properties fo:language="en" fo:country="US" officeooo:rsid="001b9f16" officeooo:paragraph-rsid="001b9f16"/>
    </style:style>
    <style:style style:name="P8" style:family="paragraph" style:parent-style-name="Standard">
      <style:text-properties fo:language="ru" fo:country="RU" officeooo:rsid="001cd26e" officeooo:paragraph-rsid="001cd26e"/>
    </style:style>
    <style:style style:name="P9" style:family="paragraph" style:parent-style-name="Standard">
      <style:text-properties fo:language="ru" fo:country="RU" officeooo:rsid="001cd26e" officeooo:paragraph-rsid="0024ddb4"/>
    </style:style>
    <style:style style:name="P10" style:family="paragraph" style:parent-style-name="Standard">
      <style:text-properties fo:language="ru" fo:country="RU" officeooo:rsid="002220f2" officeooo:paragraph-rsid="002220f2"/>
    </style:style>
    <style:style style:name="P11" style:family="paragraph" style:parent-style-name="Standard">
      <style:text-properties fo:language="ru" fo:country="RU" officeooo:rsid="002220f2" officeooo:paragraph-rsid="0024ddb4"/>
    </style:style>
    <style:style style:name="P12" style:family="paragraph" style:parent-style-name="Standard">
      <style:text-properties fo:language="ru" fo:country="RU" officeooo:rsid="0017f617" officeooo:paragraph-rsid="002220f2"/>
    </style:style>
    <style:style style:name="P13" style:family="paragraph" style:parent-style-name="Standard">
      <style:text-properties fo:language="ru" fo:country="RU" officeooo:rsid="0017f617" officeooo:paragraph-rsid="002364f6"/>
    </style:style>
    <style:style style:name="P14" style:family="paragraph" style:parent-style-name="Standard">
      <style:text-properties fo:language="ru" fo:country="RU" officeooo:rsid="0017f617" officeooo:paragraph-rsid="0024ddb4"/>
    </style:style>
    <style:style style:name="P15" style:family="paragraph" style:parent-style-name="Standard">
      <style:text-properties fo:language="ru" fo:country="RU" officeooo:rsid="002364f6" officeooo:paragraph-rsid="002364f6"/>
    </style:style>
    <style:style style:name="P16" style:family="paragraph" style:parent-style-name="Standard">
      <style:text-properties fo:language="ru" fo:country="RU" officeooo:rsid="002364f6" officeooo:paragraph-rsid="0024ddb4"/>
    </style:style>
    <style:style style:name="P17" style:family="paragraph" style:parent-style-name="Standard">
      <style:text-properties fo:language="ru" fo:country="RU" fo:font-weight="bold" officeooo:rsid="0017f617" officeooo:paragraph-rsid="002364f6" style:font-weight-asian="bold" style:font-weight-complex="bold"/>
    </style:style>
    <style:style style:name="P18" style:family="paragraph" style:parent-style-name="Standard">
      <style:text-properties fo:language="ru" fo:country="RU" fo:font-weight="bold" officeooo:rsid="0017f617" officeooo:paragraph-rsid="0024ddb4" style:font-weight-asian="bold" style:font-weight-complex="bold"/>
    </style:style>
    <style:style style:name="P19" style:family="paragraph" style:parent-style-name="Standard">
      <style:text-properties fo:language="ru" fo:country="RU" officeooo:rsid="001b9f16" officeooo:paragraph-rsid="0024ddb4"/>
    </style:style>
    <style:style style:name="P20" style:family="paragraph" style:parent-style-name="Standard">
      <style:text-properties fo:language="ru" fo:country="RU" officeooo:rsid="0024ddb4" officeooo:paragraph-rsid="0024ddb4"/>
    </style:style>
    <style:style style:name="P21" style:family="paragraph" style:parent-style-name="Standard">
      <style:text-properties fo:language="ru" fo:country="RU" officeooo:rsid="00266f0c" officeooo:paragraph-rsid="00266f0c"/>
    </style:style>
    <style:style style:name="P22" style:family="paragraph" style:parent-style-name="Standard">
      <style:text-properties officeooo:rsid="0017f617" officeooo:paragraph-rsid="002364f6"/>
    </style:style>
    <style:style style:name="P23" style:family="paragraph" style:parent-style-name="Standard">
      <style:text-properties officeooo:rsid="0017f617" officeooo:paragraph-rsid="0024ddb4"/>
    </style:style>
    <style:style style:name="P24" style:family="paragraph" style:parent-style-name="Standard">
      <style:text-properties officeooo:rsid="001b9f16" officeooo:paragraph-rsid="002364f6"/>
    </style:style>
    <style:style style:name="P25" style:family="paragraph" style:parent-style-name="Standard">
      <style:text-properties officeooo:rsid="001b9f16" officeooo:paragraph-rsid="0024ddb4"/>
    </style:style>
    <style:style style:name="P26" style:family="paragraph" style:parent-style-name="Standard">
      <style:text-properties fo:font-weight="bold" officeooo:rsid="0017f617" officeooo:paragraph-rsid="002364f6" style:font-weight-asian="bold" style:font-weight-complex="bold"/>
    </style:style>
    <style:style style:name="P27" style:family="paragraph" style:parent-style-name="Standard">
      <style:text-properties fo:font-weight="bold" officeooo:rsid="0017f617" officeooo:paragraph-rsid="0024ddb4" style:font-weight-asian="bold" style:font-weight-complex="bold"/>
    </style:style>
    <style:style style:name="P28" style:family="paragraph" style:parent-style-name="Table_20_Contents">
      <style:text-properties fo:language="ru" fo:country="RU" officeooo:rsid="002220f2" officeooo:paragraph-rsid="002220f2"/>
    </style:style>
    <style:style style:name="P29" style:family="paragraph" style:parent-style-name="Table_20_Contents">
      <style:text-properties fo:language="ru" fo:country="RU" officeooo:rsid="002220f2" officeooo:paragraph-rsid="0024ddb4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fc964"/>
    </style:style>
    <style:style style:name="T3" style:family="text">
      <style:text-properties fo:language="ru" fo:country="RU" officeooo:rsid="002364f6"/>
    </style:style>
    <style:style style:name="T4" style:family="text">
      <style:text-properties fo:language="ru" fo:country="RU" officeooo:rsid="0024bf0d"/>
    </style:style>
    <style:style style:name="T5" style:family="text">
      <style:text-properties officeooo:rsid="0019d2c5"/>
    </style:style>
    <style:style style:name="T6" style:family="text">
      <style:text-properties officeooo:rsid="001b9f16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2220f2"/>
    </style:style>
    <style:style style:name="T9" style:family="text">
      <style:text-properties officeooo:rsid="001cd26e"/>
    </style:style>
    <style:style style:name="T10" style:family="text">
      <style:text-properties officeooo:rsid="001e7371"/>
    </style:style>
    <style:style style:name="T11" style:family="text">
      <style:text-properties officeooo:rsid="001fc964"/>
    </style:style>
    <style:style style:name="T12" style:family="text">
      <style:text-properties officeooo:rsid="002220f2"/>
    </style:style>
    <style:style style:name="T13" style:family="text">
      <style:text-properties officeooo:rsid="002364f6"/>
    </style:style>
    <style:style style:name="T14" style:family="text">
      <style:text-properties officeooo:rsid="0024bf0d"/>
    </style:style>
    <style:style style:name="T15" style:family="text">
      <style:text-properties officeooo:rsid="0024ddb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Размер системы времени выполнения <text:span text:style-name="T6">(в байтах)</text:span></text:p>
      <text:p text:style-name="P2"/>
      <text:p text:style-name="P1"><text:span text:style-name="T1">всего без разделителей и комментариев – 1</text:span><text:span text:style-name="T4">5</text:span><text:span text:style-name="T1">816</text:span> <text:span text:style-name="T5">(100%)</text:span></text:p>
      <text:p text:style-name="P6"><text:span text:style-name="T2">(</text:span><text:span text:style-name="T1">справочно: всего с разделителями и комментариями </text:span>22616<text:span text:style-name="T11">)</text:span> </text:p>
      <text:p text:style-name="P1"/>
      <text:p text:style-name="P2">объявление интерфейса системы времени выполнения – 759 <text:span text:style-name="T5">(4.5%)</text:span></text:p>
      <text:p text:style-name="P3">отладочное выполнение <text:s/>(без операций серилизации/десерилизации) – <text:span text:style-name="T5">1362 (8.1%)</text:span></text:p>
      <text:p text:style-name="P3">последовательное выполнение – <text:span text:style-name="T5">1377 (8.2%)</text:span></text:p>
      <text:p text:style-name="P3">параллельное выполнение – <text:span text:style-name="T5">2091 (12.4%)</text:span></text:p>
      <text:p text:style-name="P3">имитационное выполнение – <text:span text:style-name="T5">2620 (15.6%)</text:span></text:p>
      <text:p text:style-name="P2">распределённое выполнение (без операций серилизации/десерилизации) – <text:span text:style-name="T5">5739</text:span></text:p>
      <text:p text:style-name="P3"><text:s/><text:span text:style-name="T5">(34.1%) </text:span></text:p>
      <text:p text:style-name="P3">операции <text:s/>серилизации/десерилизации <text:span text:style-name="T5">для отладки и распределённого выполнения </text:span>– <text:span text:style-name="T5">1699 (10.1%)</text:span></text:p>
      <text:p text:style-name="P3">прочий код (вспомогательные инструкции препроцессора) – <text:span text:style-name="T5">1169 (7.0%)</text:span></text:p>
      <text:p text:style-name="P3"/>
      <text:p text:style-name="P4">Пример <text:span text:style-name="T7">tridentity</text:span></text:p>
      <text:p text:style-name="P7"/>
      <text:p text:style-name="P4">Код пользователя всего — <text:span text:style-name="T9">1143 (100%)</text:span></text:p>
      <text:p text:style-name="P4">в том числе:</text:p>
      <text:p text:style-name="P4">- логика вычислений, объявления данных — <text:span text:style-name="T9">545 (47.7%)</text:span></text:p>
      <text:p text:style-name="P4">- описание акторов, <text:span text:style-name="T9">ввод/вывод</text:span> — <text:span text:style-name="T9">412 (36.0%)</text:span></text:p>
      <text:p text:style-name="P4">- <text:span text:style-name="T9">замер производительности</text:span> — <text:span text:style-name="T9">186 (16.3%)</text:span></text:p>
      <text:p text:style-name="P4"/>
      <text:p text:style-name="P4">Код скелета программы, сгенерированный по её модели — <text:span text:style-name="T10">621 (28.7%)</text:span></text:p>
      <text:p text:style-name="P5">Исполняемый код программы, <text:span text:style-name="T6">сгенерированный по её модели — 2166 (100%)</text:span></text:p>
      <text:p text:style-name="P5">(без учёта комментариев и служебной разметки, <text:span text:style-name="T10">кода пользователя</text:span>)</text:p>
      <text:p text:style-name="P5"/>
      <text:p text:style-name="P5"/>
      <text:p text:style-name="P10">Таблица 1 – Размеры частей кода акторной системы поддержки времени выполнения предметного языка <text:span text:style-name="T7">templet.hpp </text:span>(в байтах)</text:p>
      <text:p text:style-name="P10"><text:span text:style-name="T7"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table:number-rows-spanned="2" office:value-type="string">
            <text:p text:style-name="P28">Часть кода</text:p>
          </table:table-cell>
          <table:table-cell table:style-name="Таблица1.B1" table:number-columns-spanned="2" office:value-type="string">
            <text:p text:style-name="P28">Размер части</text:p>
          </table:table-cell>
          <table:covered-table-cell/>
        </table:table-row>
        <table:table-row>
          <table:covered-table-cell/>
          <table:table-cell table:style-name="Таблица1.B2" office:value-type="string">
            <text:p text:style-name="P28">байты</text:p>
          </table:table-cell>
          <table:table-cell table:style-name="Таблица1.C2" office:value-type="string">
            <text:p text:style-name="P28">%</text:p>
          </table:table-cell>
        </table:table-row>
        <table:table-row>
          <table:table-cell table:style-name="Таблица1.B2" office:value-type="string">
            <text:p text:style-name="P12"><text:span text:style-name="T12">О</text:span>бъявление интерфейса системы времени выполнения</text:p>
          </table:table-cell>
          <table:table-cell table:style-name="Таблица1.B2" office:value-type="string">
            <text:p text:style-name="P12">759</text:p>
          </table:table-cell>
          <table:table-cell table:style-name="Таблица1.C2" office:value-type="string">
            <text:p text:style-name="P12"><text:span text:style-name="T5">4.5</text:span></text:p>
          </table:table-cell>
        </table:table-row>
        <table:table-row>
          <table:table-cell table:style-name="Таблица1.B2" office:value-type="string">
            <text:p text:style-name="P12"><text:span text:style-name="T12">О</text:span>тладочное выполнение <text:s/>(без <text:span text:style-name="T12">сохранения</text:span>/<text:span text:style-name="T12">восстановления</text:span>)</text:p>
          </table:table-cell>
          <table:table-cell table:style-name="Таблица1.B2" office:value-type="string">
            <text:p text:style-name="P12"><text:span text:style-name="T5">1362</text:span></text:p>
          </table:table-cell>
          <table:table-cell table:style-name="Таблица1.C2" office:value-type="string">
            <text:p text:style-name="P12"><text:span text:style-name="T5">8.1</text:span></text:p>
          </table:table-cell>
        </table:table-row>
        <table:table-row>
          <table:table-cell table:style-name="Таблица1.B2" office:value-type="string">
            <text:p text:style-name="P12"><text:span text:style-name="T12">П</text:span>оследовательное выполнение</text:p>
          </table:table-cell>
          <table:table-cell table:style-name="Таблица1.B2" office:value-type="string">
            <text:p text:style-name="P12"><text:span text:style-name="T5">1377</text:span></text:p>
          </table:table-cell>
          <table:table-cell table:style-name="Таблица1.C2" office:value-type="string">
            <text:p text:style-name="P12"><text:span text:style-name="T5">8.2</text:span></text:p>
          </table:table-cell>
        </table:table-row>
        <table:table-row>
          <table:table-cell table:style-name="Таблица1.B2" office:value-type="string">
            <text:p text:style-name="P12"><text:span text:style-name="T12">П</text:span>араллельное выполнение</text:p>
          </table:table-cell>
          <table:table-cell table:style-name="Таблица1.B2" office:value-type="string">
            <text:p text:style-name="P12"><text:span text:style-name="T5">2091</text:span></text:p>
          </table:table-cell>
          <table:table-cell table:style-name="Таблица1.C2" office:value-type="string">
            <text:p text:style-name="P12"><text:span text:style-name="T5">12.4</text:span></text:p>
          </table:table-cell>
        </table:table-row>
        <table:table-row>
          <table:table-cell table:style-name="Таблица1.B2" office:value-type="string">
            <text:p text:style-name="P12"><text:span text:style-name="T12">И</text:span>митационное выполнение</text:p>
          </table:table-cell>
          <table:table-cell table:style-name="Таблица1.B2" office:value-type="string">
            <text:p text:style-name="P12"><text:span text:style-name="T5">2620 </text:span></text:p>
          </table:table-cell>
          <table:table-cell table:style-name="Таблица1.C2" office:value-type="string">
            <text:p text:style-name="P12"><text:span text:style-name="T5">15.6</text:span></text:p>
          </table:table-cell>
        </table:table-row>
        <table:table-row>
          <table:table-cell table:style-name="Таблица1.B2" office:value-type="string">
            <text:p text:style-name="P12"><text:span text:style-name="T12">Р</text:span>аспределённое выполнение (без <text:span text:style-name="T12">сохранения/восстановления</text:span>) </text:p>
          </table:table-cell>
          <table:table-cell table:style-name="Таблица1.B2" office:value-type="string">
            <text:p text:style-name="P12"><text:span text:style-name="T5">5739</text:span></text:p>
          </table:table-cell>
          <table:table-cell table:style-name="Таблица1.C2" office:value-type="string">
            <text:p text:style-name="P12"><text:span text:style-name="T5">34.1</text:span></text:p>
          </table:table-cell>
        </table:table-row>
        <table:table-row>
          <table:table-cell table:style-name="Таблица1.B2" office:value-type="string">
            <text:p text:style-name="P12"><text:span text:style-name="T12">О</text:span>перации <text:s/><text:span text:style-name="T12">сохранения/восстановления</text:span></text:p>
          </table:table-cell>
          <table:table-cell table:style-name="Таблица1.B2" office:value-type="string">
            <text:p text:style-name="P12"><text:span text:style-name="T5">699</text:span></text:p>
          </table:table-cell>
          <table:table-cell table:style-name="Таблица1.C2" office:value-type="string">
            <text:p text:style-name="P12"><text:span text:style-name="T5">10.1</text:span></text:p>
          </table:table-cell>
        </table:table-row>
        <table:table-row>
          <table:table-cell table:style-name="Таблица1.B2" office:value-type="string">
            <text:p text:style-name="P13"><text:span text:style-name="T13">П</text:span>рочий код (инструкции препроцессора <text:span text:style-name="T13">языка С++</text:span>)</text:p>
          </table:table-cell>
          <table:table-cell table:style-name="Таблица1.B2" office:value-type="string">
            <text:p text:style-name="P13"><text:span text:style-name="T5">1169</text:span></text:p>
          </table:table-cell>
          <table:table-cell table:style-name="Таблица1.C2" office:value-type="string">
            <text:p text:style-name="P13"><text:span text:style-name="T5">7.0</text:span></text:p>
          </table:table-cell>
        </table:table-row>
        <table:table-row>
          <table:table-cell table:style-name="Таблица1.B2" office:value-type="string">
            <text:p text:style-name="P26"><text:span text:style-name="T3">В</text:span><text:span text:style-name="T1">сего </text:span><text:span text:style-name="T3">(</text:span><text:span text:style-name="T1">без разделителей и комментариев</text:span><text:span text:style-name="T3">)</text:span></text:p>
          </table:table-cell>
          <table:table-cell table:style-name="Таблица1.B2" office:value-type="string">
            <text:p text:style-name="P17">1<text:span text:style-name="T14">5</text:span>816</text:p>
          </table:table-cell>
          <table:table-cell table:style-name="Таблица1.C2" office:value-type="string">
            <text:p text:style-name="P26"><text:span text:style-name="T5">100</text:span></text:p>
          </table:table-cell>
        </table:table-row>
        <table:table-row>
          <table:table-cell table:style-name="Таблица1.B2" office:value-type="string">
            <text:p text:style-name="P15">Размер файла <text:span text:style-name="T8">templet.hpp</text:span></text:p>
          </table:table-cell>
          <table:table-cell table:style-name="Таблица1.B2" office:value-type="string">
            <text:p text:style-name="P24">22616</text:p>
          </table:table-cell>
          <table:table-cell table:style-name="Таблица1.C2" office:value-type="string">
            <text:p text:style-name="P22"/>
          </table:table-cell>
        </table:table-row>
      </table:table>
      <text:p text:style-name="P10"><text:span text:style-name="T7"/></text:p>
      <text:p text:style-name="P10"><text:span text:style-name="T7"/></text:p>
      <text:p text:style-name="P10">Таблица 2 – Размеры частей кода примера программы проверки тригонометрического <text:soft-page-break/>тождества (в байтах)</text:p>
      <text:p text:style-name="P10"><text:span text:style-name="T7"/></text:p>
      <text:p text:style-name="P11"><text:span text:style-name="T7"><text:s/>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table:number-rows-spanned="2" office:value-type="string">
            <text:p text:style-name="P29">Часть кода</text:p>
          </table:table-cell>
          <table:table-cell table:style-name="Таблица2.B1" table:number-columns-spanned="2" office:value-type="string">
            <text:p text:style-name="P29">Размер части</text:p>
          </table:table-cell>
          <table:covered-table-cell/>
        </table:table-row>
        <table:table-row>
          <table:covered-table-cell/>
          <table:table-cell table:style-name="Таблица2.B2" office:value-type="string">
            <text:p text:style-name="P29">байты</text:p>
          </table:table-cell>
          <table:table-cell table:style-name="Таблица2.C2" office:value-type="string">
            <text:p text:style-name="P29">%</text:p>
          </table:table-cell>
        </table:table-row>
        <table:table-row>
          <table:table-cell table:style-name="Таблица2.B2" office:value-type="string">
            <text:p text:style-name="P19">Код пользователя, всего</text:p>
          </table:table-cell>
          <table:table-cell table:style-name="Таблица2.B2" office:value-type="string">
            <text:p text:style-name="P19"><text:span text:style-name="T9">1143</text:span></text:p>
          </table:table-cell>
          <table:table-cell table:style-name="Таблица2.C2" office:value-type="string">
            <text:p text:style-name="P19"><text:span text:style-name="T9">100</text:span></text:p>
          </table:table-cell>
        </table:table-row>
        <table:table-row>
          <table:table-cell table:style-name="Таблица2.B2" office:value-type="string">
            <text:p text:style-name="P20">В том числе:</text:p>
            <text:p text:style-name="P20">- <text:s/><text:span text:style-name="T6">логика вычислений, объявления данных</text:span></text:p>
            <text:p text:style-name="P20">- <text:s/><text:span text:style-name="T6">описание </text:span>связей между <text:span text:style-name="T6">актор</text:span>ами<text:span text:style-name="T6">, ввод/вывод</text:span></text:p>
            <text:p text:style-name="P20">- <text:s/>анализ производительности при имитационном выполнении</text:p>
          </table:table-cell>
          <table:table-cell table:style-name="Таблица2.B2" office:value-type="string">
            <text:p text:style-name="P19"/>
            <text:p text:style-name="P19"><text:span text:style-name="T9">545</text:span></text:p>
            <text:p text:style-name="P19"><text:span text:style-name="T9">412</text:span></text:p>
            <text:p text:style-name="P19"><text:span text:style-name="T9">186</text:span></text:p>
          </table:table-cell>
          <table:table-cell table:style-name="Таблица2.C2" office:value-type="string">
            <text:p text:style-name="P19"/>
            <text:p text:style-name="P19"><text:span text:style-name="T9">47.7</text:span></text:p>
            <text:p text:style-name="P19"><text:span text:style-name="T9">36.0</text:span></text:p>
            <text:p text:style-name="P19"><text:span text:style-name="T9">16.3</text:span></text:p>
          </table:table-cell>
        </table:table-row>
        <table:table-row>
          <table:table-cell table:style-name="Таблица2.B2" office:value-type="string">
            <text:p text:style-name="P19"><text:span text:style-name="T15">С</text:span>келет программы, <text:span text:style-name="T15">построенный по описанию на предметном языке</text:span></text:p>
          </table:table-cell>
          <table:table-cell table:style-name="Таблица2.B2" office:value-type="string">
            <text:p text:style-name="P19"><text:span text:style-name="T10">621</text:span></text:p>
          </table:table-cell>
          <table:table-cell table:style-name="Таблица2.C2" office:value-type="string">
            <text:p text:style-name="P21">54.3</text:p>
          </table:table-cell>
        </table:table-row>
        <table:table-row>
          <table:table-cell table:style-name="Таблица2.B2" office:value-type="string">
            <text:p text:style-name="P9">Исполняемый код<text:span text:style-name="T6">, построенный по описанию на предметном языке</text:span> </text:p>
          </table:table-cell>
          <table:table-cell table:style-name="Таблица2.B2" office:value-type="string">
            <text:p text:style-name="P9"><text:span text:style-name="T6">2166 </text:span></text:p>
          </table:table-cell>
          <table:table-cell table:style-name="Таблица2.C2" office:value-type="string">
            <text:p text:style-name="P21">190</text:p>
          </table:table-cell>
        </table:table-row>
      </table:table>
      <text:p text:style-name="P11"><text:span text:style-name="T7"/></text:p>
      <text:p text:style-name="P10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1M30S</meta:editing-duration>
    <meta:editing-cycles>9</meta:editing-cycles>
    <meta:generator>LibreOffice/5.1.4.2$Windows_x86 LibreOffice_project/f99d75f39f1c57ebdd7ffc5f42867c12031db97a</meta:generator>
    <dc:date>2016-08-26T20:27:56.914000000</dc:date>
    <meta:document-statistic meta:table-count="2" meta:image-count="0" meta:object-count="0" meta:page-count="2" meta:paragraph-count="81" meta:word-count="267" meta:character-count="2112" meta:non-whitespace-character-count="1891"/>
    <meta:user-defined meta:name="Info 1"/>
    <meta:user-defined meta:name="Info 2"/>
    <meta:user-defined meta:name="Info 3"/>
    <meta:user-defined meta:name="Info 4"/>
  </office:meta>
</office:document-meta>
</file>